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71cm"/>
    </style:style>
    <style:style style:name="ro1" style:family="table-row">
      <style:table-row-properties style:row-height="0.769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1606" calcext:value-type="float">
            <text:p>1606</text:p>
          </table:table-cell>
          <table:table-cell office:value-type="float" office:value="4477" calcext:value-type="float">
            <text:p>4477</text:p>
          </table:table-cell>
          <table:table-cell office:value-type="float" office:value="8739" calcext:value-type="float">
            <text:p>8739</text:p>
          </table:table-cell>
          <table:table-cell table:formula="of:=MAX(VLOOKUP([.C2];[.$A$1:.$F$21];6;0);VLOOKUP([.D2];[.$A$1:.$F$21];6;0);VLOOKUP([.E2];[.$A$1:.$F$21];6;0);)+[.B2]"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float" office:value="22" calcext:value-type="float">
            <text:p>22</text:p>
          </table:table-cell>
          <table:table-cell office:value-type="float" office:value="3571" calcext:value-type="float">
            <text:p>357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3];[.$A$1:.$F$21];6;0);VLOOKUP([.D3];[.$A$1:.$F$21];6;0);VLOOKUP([.E3];[.$A$1:.$F$21];6;0);)+[.B3]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2283" calcext:value-type="float">
            <text:p>2283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1606" calcext:value-type="float">
            <text:p>1606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0</text:p>
          </table:table-cell>
          <table:table-cell table:formula="of:=MAX(VLOOKUP([.C4];[.$A$1:.$F$21];6;0);VLOOKUP([.D4];[.$A$1:.$F$21];6;0);VLOOKUP([.E4];[.$A$1:.$F$21];6;0);)+[.B4]"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3241" calcext:value-type="float">
            <text:p>3241</text:p>
          </table:table-cell>
          <table:table-cell office:value-type="float" office:value="20" calcext:value-type="float">
            <text:p>20</text:p>
          </table:table-cell>
          <table:table-cell office:value-type="float" office:value="1606" calcext:value-type="float">
            <text:p>1606</text:p>
          </table:table-cell>
          <table:table-cell office:value-type="float" office:value="4441" calcext:value-type="float">
            <text:p>4441</text:p>
          </table:table-cell>
          <table:table-cell office:value-type="float" office:value="8739" calcext:value-type="float">
            <text:p>8739</text:p>
          </table:table-cell>
          <table:table-cell table:formula="of:=MAX(VLOOKUP([.C5];[.$A$1:.$F$21];6;0);VLOOKUP([.D5];[.$A$1:.$F$21];6;0);VLOOKUP([.E5];[.$A$1:.$F$21];6;0);)+[.B5]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6];[.$A$1:.$F$21];6;0);VLOOKUP([.D6];[.$A$1:.$F$21];6;0);VLOOKUP([.E6];[.$A$1:.$F$21];6;0);)+[.B6]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11" calcext:value-type="float">
            <text:p>11</text:p>
          </table:table-cell>
          <table:table-cell office:value-type="float" office:value="3571" calcext:value-type="float">
            <text:p>3571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0</text:p>
          </table:table-cell>
          <table:table-cell table:formula="of:=MAX(VLOOKUP([.C7];[.$A$1:.$F$21];6;0);VLOOKUP([.D7];[.$A$1:.$F$21];6;0);VLOOKUP([.E7];[.$A$1:.$F$21];6;0);)+[.B7]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3" calcext:value-type="float">
            <text:p>3</text:p>
          </table:table-cell>
          <table:table-cell office:value-type="float" office:value="1190" calcext:value-type="float">
            <text:p>1190</text:p>
          </table:table-cell>
          <table:table-cell office:value-type="float" office:value="4082" calcext:value-type="float">
            <text:p>4082</text:p>
          </table:table-cell>
          <table:table-cell office:value-type="float" office:value="5623" calcext:value-type="float">
            <text:p>5623</text:p>
          </table:table-cell>
          <table:table-cell table:formula="of:=MAX(VLOOKUP([.C8];[.$A$1:.$F$21];6;0);VLOOKUP([.D8];[.$A$1:.$F$21];6;0);VLOOKUP([.E8];[.$A$1:.$F$21];6;0);)+[.B8]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17" calcext:value-type="float">
            <text:p>17</text:p>
          </table:table-cell>
          <table:table-cell office:value-type="float" office:value="3571" calcext:value-type="float">
            <text:p>3571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0</text:p>
          </table:table-cell>
          <table:table-cell table:formula="of:=MAX(VLOOKUP([.C9];[.$A$1:.$F$21];6;0);VLOOKUP([.D9];[.$A$1:.$F$21];6;0);VLOOKUP([.E9];[.$A$1:.$F$21];6;0);)+[.B9]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0];[.$A$1:.$F$21];6;0);VLOOKUP([.D10];[.$A$1:.$F$21];6;0);VLOOKUP([.E10];[.$A$1:.$F$21];6;0);)+[.B10]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21" calcext:value-type="float">
            <text:p>21</text:p>
          </table:table-cell>
          <table:table-cell office:value-type="float" office:value="4441" calcext:value-type="float">
            <text:p>4441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0</text:p>
          </table:table-cell>
          <table:table-cell table:formula="of:=MAX(VLOOKUP([.C11];[.$A$1:.$F$21];6;0);VLOOKUP([.D11];[.$A$1:.$F$21];6;0);VLOOKUP([.E11];[.$A$1:.$F$21];6;0);)+[.B11]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17" calcext:value-type="float">
            <text:p>17</text:p>
          </table:table-cell>
          <table:table-cell office:value-type="float" office:value="3571" calcext:value-type="float">
            <text:p>357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2];[.$A$1:.$F$21];6;0);VLOOKUP([.D12];[.$A$1:.$F$21];6;0);VLOOKUP([.E12];[.$A$1:.$F$21];6;0);)+[.B12]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5563" calcext:value-type="float">
            <text:p>5563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1190" calcext:value-type="float">
            <text:p>119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0</text:p>
          </table:table-cell>
          <table:table-cell table:formula="of:=MAX(VLOOKUP([.C13];[.$A$1:.$F$21];6;0);VLOOKUP([.D13];[.$A$1:.$F$21];6;0);VLOOKUP([.E13];[.$A$1:.$F$21];6;0);)+[.B13]" office:value-type="float" office:value="96" calcext:value-type="float">
            <text:p>96</text:p>
          </table:table-cell>
          <table:table-cell table:formula="of:=MAX([.F:.F])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5623" calcext:value-type="float">
            <text:p>562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4];[.$A$1:.$F$21];6;0);VLOOKUP([.D14];[.$A$1:.$F$21];6;0);VLOOKUP([.E14];[.$A$1:.$F$21];6;0);)+[.B14]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7883" calcext:value-type="float">
            <text:p>7883</text:p>
          </table:table-cell>
          <table:table-cell office:value-type="float" office:value="12" calcext:value-type="float">
            <text:p>12</text:p>
          </table:table-cell>
          <table:table-cell office:value-type="float" office:value="3241" calcext:value-type="float">
            <text:p>3241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0</text:p>
          </table:table-cell>
          <table:table-cell table:formula="of:=MAX(VLOOKUP([.C15];[.$A$1:.$F$21];6;0);VLOOKUP([.D15];[.$A$1:.$F$21];6;0);VLOOKUP([.E15];[.$A$1:.$F$21];6;0);)+[.B15]"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float" office:value="7923" calcext:value-type="float">
            <text:p>7923</text:p>
          </table:table-cell>
          <table:table-cell office:value-type="float" office:value="15" calcext:value-type="float">
            <text:p>15</text:p>
          </table:table-cell>
          <table:table-cell office:value-type="float" office:value="1606" calcext:value-type="float">
            <text:p>1606</text:p>
          </table:table-cell>
          <table:table-cell office:value-type="float" office:value="4477" calcext:value-type="float">
            <text:p>4477</text:p>
          </table:table-cell>
          <table:table-cell office:value-type="float" office:value="8055" calcext:value-type="float">
            <text:p>8055</text:p>
          </table:table-cell>
          <table:table-cell table:formula="of:=MAX(VLOOKUP([.C16];[.$A$1:.$F$21];6;0);VLOOKUP([.D16];[.$A$1:.$F$21];6;0);VLOOKUP([.E16];[.$A$1:.$F$21];6;0);)+[.B16]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8055" calcext:value-type="float">
            <text:p>805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7];[.$A$1:.$F$21];6;0);VLOOKUP([.D17];[.$A$1:.$F$21];6;0);VLOOKUP([.E17];[.$A$1:.$F$21];6;0);)+[.B17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739" calcext:value-type="float">
            <text:p>8739</text:p>
          </table:table-cell>
          <table:table-cell office:value-type="float" office:value="6" calcext:value-type="float">
            <text:p>6</text:p>
          </table:table-cell>
          <table:table-cell office:value-type="float" office:value="3571" calcext:value-type="float">
            <text:p>3571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0</text:p>
          </table:table-cell>
          <table:table-cell table:formula="of:=MAX(VLOOKUP([.C18];[.$A$1:.$F$21];6;0);VLOOKUP([.D18];[.$A$1:.$F$21];6;0);VLOOKUP([.E18];[.$A$1:.$F$21];6;0);)+[.B18]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8892" calcext:value-type="float">
            <text:p>8892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571" calcext:value-type="float">
            <text:p>3571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19];[.$A$1:.$F$21];6;0);VLOOKUP([.D19];[.$A$1:.$F$21];6;0);VLOOKUP([.E19];[.$A$1:.$F$21];6;0);)+[.B19]"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9745" calcext:value-type="float">
            <text:p>9745</text:p>
          </table:table-cell>
          <table:table-cell office:value-type="float" office:value="38" calcext:value-type="float">
            <text:p>38</text:p>
          </table:table-cell>
          <table:table-cell office:value-type="float" office:value="1190" calcext:value-type="float">
            <text:p>1190</text:p>
          </table:table-cell>
          <table:table-cell office:value-type="float" office:value="4531" calcext:value-type="float">
            <text:p>4531</text:p>
          </table:table-cell>
          <table:table-cell office:value-type="string" calcext:value-type="string">
            <text:p>0</text:p>
          </table:table-cell>
          <table:table-cell table:formula="of:=MAX(VLOOKUP([.C20];[.$A$1:.$F$21];6;0);VLOOKUP([.D20];[.$A$1:.$F$21];6;0);VLOOKUP([.E20];[.$A$1:.$F$21];6;0);)+[.B20]"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9912" calcext:value-type="float">
            <text:p>9912</text:p>
          </table:table-cell>
          <table:table-cell office:value-type="float" office:value="5" calcext:value-type="float">
            <text:p>5</text:p>
          </table:table-cell>
          <table:table-cell office:value-type="float" office:value="5563" calcext:value-type="float">
            <text:p>5563</text:p>
          </table:table-cell>
          <table:table-cell table:number-columns-repeated="2" office:value-type="string" calcext:value-type="string">
            <text:p>0</text:p>
          </table:table-cell>
          <table:table-cell table:formula="of:=MAX(VLOOKUP([.C21];[.$A$1:.$F$21];6;0);VLOOKUP([.D21];[.$A$1:.$F$21];6;0);VLOOKUP([.E21];[.$A$1:.$F$21];6;0);)+[.B21]" office:value-type="float" office:value="101" calcext:value-type="float">
            <text:p>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р.</number:text>
    </number:number-style>
    <number:number-style style:name="N130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р.</number:text>
    </number:number-style>
    <number:number-style style:name="N132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р.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р. </number:text>
    </number:number-style>
    <number:number-style style:name="N134P2" style:volatile="true">
      <number:text loext:blank-width-char="-"> </number:text>
      <number:fill-character> </number:fill-character>
      <number:text loext:blank-width-char="-4">- 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1_.3_-4">     </number:text>
    </number:number-style>
    <number:number-style style:name="N135P2" style:volatile="true">
      <number:text loext:blank-width-char="-"> </number:text>
      <number:fill-character> </number:fill-character>
      <number:text loext:blank-width-char="р2_.4_-5">-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р.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р.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1_.3_-4"> 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1_.3_-4">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7T20:39:31.693000000</meta:creation-date>
    <dc:date>2025-04-17T20:48:41.555000000</dc:date>
    <meta:editing-duration>PT9M10S</meta:editing-duration>
    <meta:editing-cycles>1</meta:editing-cycles>
    <meta:document-statistic meta:table-count="1" meta:cell-count="127" meta:object-count="0"/>
    <meta:generator>LibreOffice/24.2.2.2$Windows_X86_64 LibreOffice_project/d56cc158d8a96260b836f100ef4b4ef25d6f1a01</meta:generator>
  </office:meta>
</office:document-meta>
</file>